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29cm"/>
    </style:style>
    <style:style style:name="gr5" style:family="graphic" style:parent-style-name="standard">
      <style:graphic-properties draw:stroke="none" svg:stroke-color="#000000" draw:fill="none" draw:fill-color="#ffffff" fo:min-height="1.206cm"/>
    </style:style>
    <style:style style:name="gr6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508cm"/>
    </style:style>
    <style:style style:name="gr8" style:family="graphic" style:parent-style-name="standard">
      <style:graphic-properties draw:stroke="none" svg:stroke-color="#000000" draw:fill="none" draw:fill-color="#ffffff" fo:min-height="0.571cm"/>
    </style:style>
    <style:style style:name="gr9" style:family="graphic" style:parent-style-name="standard">
      <style:graphic-properties draw:stroke="none" svg:stroke-color="#000000" draw:fill="none" draw:fill-color="#ffffff" fo:min-height="0.385cm"/>
    </style:style>
    <style:style style:name="gr10" style:family="graphic" style:parent-style-name="standard">
      <style:graphic-properties draw:stroke="none" svg:stroke-color="#000000" draw:fill="none" draw:fill-color="#ffffff" fo:min-height="0.826cm"/>
    </style:style>
    <style:style style:name="gr11" style:family="graphic" style:parent-style-name="standard">
      <style:graphic-properties draw:stroke="none" svg:stroke-color="#000000" draw:fill="none" draw:fill-color="#ffffff" fo:min-height="0.635cm"/>
    </style:style>
    <style:style style:name="gr12" style:family="graphic" style:parent-style-name="standard">
      <style:graphic-properties draw:stroke="dash" draw:stroke-dash="Ultrafine_20_Dashed" svg:stroke-width="0.051cm" svg:stroke-color="#000000" draw:marker-start="Arrow" draw:marker-start-width="0.381cm" draw:marker-end-width="0.279cm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0.762cm"/>
    </style:style>
    <style:style style:name="gr15" style:family="graphic" style:parent-style-name="standard">
      <style:graphic-properties draw:stroke="none" svg:stroke-color="#000000" draw:fill="none" draw:fill-color="#ffffff" fo:min-height="0.953cm"/>
    </style:style>
    <style:style style:name="gr16" style:family="graphic" style:parent-style-name="standard">
      <style:graphic-properties draw:stroke="none" svg:stroke-color="#000000" draw:fill="none" draw:fill-color="#ffffff" fo:min-height="0.889cm"/>
    </style:style>
    <style:style style:name="gr17" style:family="graphic" style:parent-style-name="standard">
      <style:graphic-properties draw:stroke="none" svg:stroke-color="#000000" draw:fill="none" draw:fill-color="#ffffff" fo:min-height="0.7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8cm" svg:height="0.826cm" svg:x="6.333cm" svg:y="2.777cm">
          <text:p text:style-name="P1">r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0.825cm" svg:x="10.525cm" svg:y="2.778cm">
          <text:p text:style-name="P1">Icp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8cm" svg:height="0.826cm" svg:x="15.922cm" svg:y="2.714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731cm" svg:y1="3.603cm" svg:x2="7.731cm" svg:y2="29.257cm">
          <text:p/>
        </draw:line>
        <draw:line draw:style-name="gr2" draw:text-style-name="P1" draw:layer="layout" svg:x1="12.938cm" svg:y1="3.603cm" svg:x2="12.938cm" svg:y2="29.257cm">
          <text:p/>
        </draw:line>
        <draw:line draw:style-name="gr2" draw:text-style-name="P1" draw:layer="layout" svg:x1="17.319cm" svg:y1="3.54cm" svg:x2="17.319cm" svg:y2="29.194cm">
          <text:p/>
        </draw:line>
        <draw:line draw:style-name="gr3" draw:text-style-name="P1" draw:layer="layout" svg:x1="2.269cm" svg:y1="4.873cm" svg:x2="19.732cm" svg:y2="4.873cm">
          <text:p/>
        </draw:line>
        <draw:frame draw:style-name="gr4" draw:layer="layout" svg:width="1.905cm" svg:height="1.106cm" svg:x="5.381cm" svg:y="5.064cm">
          <draw:text-box>
            <text:p>创建</text:p>
          </draw:text-box>
        </draw:frame>
        <draw:line draw:style-name="gr2" draw:text-style-name="P1" draw:layer="layout" svg:x1="7.731cm" svg:y1="6.016cm" svg:x2="12.938cm" svg:y2="6.016cm">
          <text:p/>
        </draw:line>
        <draw:frame draw:style-name="gr5" draw:layer="layout" svg:width="1.968cm" svg:height="1.456cm" svg:x="9.382cm" svg:y="5.064cm">
          <draw:text-box>
            <text:p>创建</text:p>
          </draw:text-box>
        </draw:frame>
        <draw:line draw:style-name="gr6" draw:text-style-name="P1" draw:layer="layout" svg:x1="13.001cm" svg:y1="6.461cm" svg:x2="17.319cm" svg:y2="6.461cm">
          <text:p/>
        </draw:line>
        <draw:frame draw:style-name="gr7" draw:layer="layout" svg:width="2.222cm" svg:height="1.106cm" svg:x="14.018cm" svg:y="5.445cm">
          <draw:text-box>
            <text:p>创建</text:p>
          </draw:text-box>
        </draw:frame>
        <draw:line draw:style-name="gr2" draw:text-style-name="P1" draw:layer="layout" svg:x1="12.938cm" svg:y1="8.429cm" svg:x2="7.731cm" svg:y2="8.429cm">
          <text:p/>
        </draw:line>
        <draw:frame draw:style-name="gr8" draw:layer="layout" svg:width="2.096cm" svg:height="1.106cm" svg:x="9.445cm" svg:y="7.45cm">
          <draw:text-box>
            <text:p>完成</text:p>
          </draw:text-box>
        </draw:frame>
        <draw:line draw:style-name="gr3" draw:text-style-name="P1" draw:layer="layout" svg:x1="2.396cm" svg:y1="9.635cm" svg:x2="19.795cm" svg:y2="9.635cm">
          <text:p/>
        </draw:line>
        <draw:frame draw:style-name="gr9" draw:layer="layout" svg:width="3.111cm" svg:height="1.106cm" svg:x="4.556cm" svg:y="9.763cm">
          <draw:text-box>
            <text:p>普通消息</text:p>
          </draw:text-box>
        </draw:frame>
        <draw:line draw:style-name="gr2" draw:text-style-name="P1" draw:layer="layout" svg:x1="7.731cm" svg:y1="11.096cm" svg:x2="13.001cm" svg:y2="11.096cm">
          <text:p/>
        </draw:line>
        <draw:frame draw:style-name="gr10" draw:layer="layout" svg:width="2.54cm" svg:height="1.106cm" svg:x="9.318cm" svg:y="10.117cm">
          <draw:text-box>
            <text:p>消息1</text:p>
          </draw:text-box>
        </draw:frame>
        <draw:line draw:style-name="gr2" draw:text-style-name="P1" draw:layer="layout" svg:x1="12.938cm" svg:y1="12.239cm" svg:x2="17.319cm" svg:y2="12.239cm">
          <text:p/>
        </draw:line>
        <draw:frame draw:style-name="gr8" draw:layer="layout" svg:width="2.541cm" svg:height="1.106cm" svg:x="13.827cm" svg:y="11.16cm">
          <draw:text-box>
            <text:p>操作1</text:p>
          </draw:text-box>
        </draw:frame>
        <draw:custom-shape draw:style-name="gr1" draw:text-style-name="P1" draw:layer="layout" svg:width="3.366cm" svg:height="1.143cm" svg:x="15.478cm" svg:y="13.7cm">
          <text:p text:style-name="P1">阻塞处理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19cm" svg:y1="19.478cm" svg:x2="12.938cm" svg:y2="19.478cm">
          <text:p/>
        </draw:line>
        <draw:frame draw:style-name="gr8" draw:layer="layout" svg:width="2.35cm" svg:height="1.106cm" svg:x="14.017cm" svg:y="18.399cm">
          <draw:text-box>
            <text:p>结果1</text:p>
          </draw:text-box>
        </draw:frame>
        <draw:line draw:style-name="gr2" draw:text-style-name="P1" draw:layer="layout" svg:x1="12.938cm" svg:y1="20.177cm" svg:x2="7.795cm" svg:y2="20.177cm">
          <text:p/>
        </draw:line>
        <draw:frame draw:style-name="gr8" draw:layer="layout" svg:width="2.35cm" svg:height="1.106cm" svg:x="9.445cm" svg:y="19.224cm">
          <draw:text-box>
            <text:p>结果1</text:p>
          </draw:text-box>
        </draw:frame>
        <draw:frame draw:style-name="gr11" draw:layer="layout" svg:width="4.382cm" svg:height="1.106cm" svg:x="8.175cm" svg:y="1.164cm">
          <draw:text-box>
            <text:p>总体处理流程</text:p>
          </draw:text-box>
        </draw:frame>
        <draw:line draw:style-name="gr12" draw:text-style-name="P1" draw:layer="layout" svg:x1="13.001cm" svg:y1="7.667cm" svg:x2="17.319cm" svg:y2="7.667cm">
          <text:p/>
        </draw:line>
        <draw:frame draw:style-name="gr7" draw:layer="layout" svg:width="3.175cm" svg:height="1.106cm" svg:x="13.7cm" svg:y="6.752cm">
          <draw:text-box>
            <text:p>创建成功</text:p>
          </draw:text-box>
        </draw:frame>
        <draw:frame draw:style-name="gr8" draw:layer="layout" svg:width="2.541cm" svg:height="1.106cm" svg:x="13.827cm" svg:y="12.176cm">
          <draw:text-box>
            <text:p>操作2</text:p>
          </draw:text-box>
        </draw:frame>
        <draw:line draw:style-name="gr2" draw:text-style-name="P1" draw:layer="layout" svg:x1="12.875cm" svg:y1="13.192cm" svg:x2="17.319cm" svg:y2="13.192cm">
          <text:p/>
        </draw:line>
        <draw:line draw:style-name="gr2" draw:text-style-name="P1" draw:layer="layout" svg:x1="7.668cm" svg:y1="15.541cm" svg:x2="12.938cm" svg:y2="15.541cm">
          <text:p/>
        </draw:line>
        <draw:frame draw:style-name="gr10" draw:layer="layout" svg:width="2.54cm" svg:height="1.106cm" svg:x="9.255cm" svg:y="14.562cm">
          <draw:text-box>
            <text:p>消息2</text:p>
          </draw:text-box>
        </draw:frame>
        <draw:frame draw:style-name="gr8" draw:layer="layout" svg:width="2.541cm" svg:height="1.106cm" svg:x="13.89cm" svg:y="15.541cm">
          <draw:text-box>
            <text:p>操作3</text:p>
          </draw:text-box>
        </draw:frame>
        <draw:line draw:style-name="gr2" draw:text-style-name="P1" draw:layer="layout" svg:x1="12.938cm" svg:y1="16.557cm" svg:x2="17.382cm" svg:y2="16.557cm">
          <text:p/>
        </draw:line>
        <draw:custom-shape draw:style-name="gr1" draw:text-style-name="P1" draw:layer="layout" svg:width="3.366cm" svg:height="1.143cm" svg:x="15.668cm" svg:y="17.065cm">
          <text:p text:style-name="P1">阻塞处理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319cm" svg:y1="20.748cm" svg:x2="12.938cm" svg:y2="20.748cm">
          <text:p/>
        </draw:line>
        <draw:frame draw:style-name="gr8" draw:layer="layout" svg:width="2.35cm" svg:height="1.106cm" svg:x="13.954cm" svg:y="19.859cm">
          <draw:text-box>
            <text:p>结果2</text:p>
          </draw:text-box>
        </draw:frame>
        <draw:line draw:style-name="gr2" draw:text-style-name="P1" draw:layer="layout" svg:x1="17.319cm" svg:y1="22.209cm" svg:x2="12.938cm" svg:y2="22.209cm">
          <text:p/>
        </draw:line>
        <draw:frame draw:style-name="gr8" draw:layer="layout" svg:width="2.35cm" svg:height="1.106cm" svg:x="13.954cm" svg:y="21.166cm">
          <draw:text-box>
            <text:p>结果3</text:p>
          </draw:text-box>
        </draw:frame>
        <draw:line draw:style-name="gr2" draw:text-style-name="P1" draw:layer="layout" svg:x1="12.938cm" svg:y1="22.691cm" svg:x2="7.795cm" svg:y2="22.691cm">
          <text:p/>
        </draw:line>
        <draw:frame draw:style-name="gr8" draw:layer="layout" svg:width="2.35cm" svg:height="1.106cm" svg:x="9.445cm" svg:y="21.738cm">
          <draw:text-box>
            <text:p>结果3</text:p>
          </draw:text-box>
        </draw:frame>
        <draw:line draw:style-name="gr2" draw:text-style-name="P1" draw:layer="layout" svg:x1="12.938cm" svg:y1="21.548cm" svg:x2="7.795cm" svg:y2="21.548cm">
          <text:p/>
        </draw:line>
        <draw:frame draw:style-name="gr8" draw:layer="layout" svg:width="2.35cm" svg:height="1.106cm" svg:x="9.445cm" svg:y="20.595cm">
          <draw:text-box>
            <text:p>结果2</text:p>
          </draw:text-box>
        </draw:frame>
        <draw:frame draw:style-name="gr10" draw:layer="layout" svg:width="1.778cm" svg:height="1.106cm" svg:x="5.508cm" svg:y="23.352cm">
          <draw:text-box>
            <text:p>销毁</text:p>
          </draw:text-box>
        </draw:frame>
        <draw:line draw:style-name="gr2" draw:text-style-name="P1" draw:layer="layout" svg:x1="7.731cm" svg:y1="24.114cm" svg:x2="13.001cm" svg:y2="24.114cm">
          <text:p/>
        </draw:line>
        <draw:line draw:style-name="gr6" draw:text-style-name="P1" draw:layer="layout" svg:x1="13.001cm" svg:y1="24.812cm" svg:x2="17.319cm" svg:y2="24.812cm">
          <text:p/>
        </draw:line>
        <draw:frame draw:style-name="gr7" draw:layer="layout" svg:width="1.841cm" svg:height="1.106cm" svg:x="9.7cm" svg:y="23.225cm">
          <draw:text-box>
            <text:p>销毁</text:p>
          </draw:text-box>
        </draw:frame>
        <draw:line draw:style-name="gr2" draw:text-style-name="P1" draw:layer="layout" svg:x1="12.874cm" svg:y1="27.098cm" svg:x2="7.731cm" svg:y2="27.098cm">
          <text:p/>
        </draw:line>
        <draw:frame draw:style-name="gr8" draw:layer="layout" svg:width="2.096cm" svg:height="1.106cm" svg:x="9.445cm" svg:y="26.019cm">
          <draw:text-box>
            <text:p>完成</text:p>
          </draw:text-box>
        </draw:frame>
        <draw:line draw:style-name="gr3" draw:text-style-name="P1" draw:layer="layout" svg:x1="2.46cm" svg:y1="23.161cm" svg:x2="19.923cm" svg:y2="23.161cm">
          <text:p/>
        </draw:line>
        <draw:frame draw:style-name="gr7" draw:layer="layout" svg:width="1.778cm" svg:height="1.106cm" svg:x="14.335cm" svg:y="23.796cm">
          <draw:text-box>
            <text:p>销毁</text:p>
          </draw:text-box>
        </draw:frame>
        <draw:line draw:style-name="gr2" draw:text-style-name="P1" draw:layer="layout" svg:x1="17.319cm" svg:y1="26.209cm" svg:x2="12.938cm" svg:y2="26.209cm">
          <text:p/>
        </draw:line>
        <draw:frame draw:style-name="gr8" draw:layer="layout" svg:width="2.096cm" svg:height="1.106cm" svg:x="14.271cm" svg:y="25.257cm">
          <draw:text-box>
            <text:p>完成</text:p>
          </draw:text-box>
        </draw:frame>
        <draw:custom-shape draw:style-name="gr13" draw:text-style-name="P1" draw:layer="layout" svg:width="1.08cm" svg:height="26.416cm" svg:x="1.698cm" svg:y="1.889cm">
          <text:p/>
          <draw:enhanced-geometry svg:viewBox="0 0 21600 21600" draw:type="rectangle" draw:enhanced-path="M 0 0 L 21600 0 21600 21600 0 21600 0 0 Z N"/>
        </draw:custom-shape>
        <draw:frame draw:style-name="gr14" draw:layer="layout" svg:width="2.794cm" svg:height="1.012cm" draw:transform="rotate (-1.5707963267949) translate (2.714cm 11.604cm)">
          <draw:text-box>
            <text:p>Session</text:p>
          </draw:text-box>
        </draw:frame>
      </draw:page>
      <draw:page draw:name="page2" draw:style-name="dp1" draw:master-page-name="Default">
        <draw:frame draw:style-name="gr14" draw:text-style-name="P1" draw:layer="layout" svg:width="9.525cm" svg:height="1.106cm" svg:x="5.191cm" svg:y="1.127cm">
          <draw:text-box>
            <text:p text:style-name="P1">收号流程细节</text:p>
          </draw:text-box>
        </draw:frame>
        <draw:custom-shape draw:style-name="gr1" draw:text-style-name="P1" draw:layer="layout" svg:width="3.302cm" svg:height="0.762cm" svg:x="2.079cm" svg:y="2.397cm">
          <text:p text:style-name="P1">r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8.239cm" svg:y="2.397cm">
          <text:p text:style-name="P1">Icp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15.033cm" svg:y="2.397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3.159cm" svg:x2="3.667cm" svg:y2="27.924cm">
          <text:p/>
        </draw:line>
        <draw:line draw:style-name="gr2" draw:text-style-name="P1" draw:layer="layout" svg:x1="9.89cm" svg:y1="3.159cm" svg:x2="9.89cm" svg:y2="27.924cm">
          <text:p/>
        </draw:line>
        <draw:line draw:style-name="gr2" draw:text-style-name="P1" draw:layer="layout" svg:x1="16.621cm" svg:y1="3.159cm" svg:x2="16.621cm" svg:y2="27.924cm">
          <text:p/>
        </draw:line>
        <draw:line draw:style-name="gr3" draw:text-style-name="P1" draw:layer="layout" svg:x1="1.444cm" svg:y1="4.048cm" svg:x2="19.478cm" svg:y2="4.048cm">
          <text:p/>
        </draw:line>
        <draw:frame draw:style-name="gr14" draw:layer="layout" svg:width="2.032cm" svg:height="1.106cm" svg:x="1.381cm" svg:y="4.365cm">
          <draw:text-box>
            <text:p>收号</text:p>
          </draw:text-box>
        </draw:frame>
        <draw:line draw:style-name="gr2" draw:text-style-name="P1" draw:layer="layout" svg:x1="3.667cm" svg:y1="5.508cm" svg:x2="9.826cm" svg:y2="5.508cm">
          <text:p/>
        </draw:line>
        <draw:frame draw:style-name="gr15" draw:layer="layout" svg:width="1.969cm" svg:height="1.203cm" svg:x="5.508cm" svg:y="4.365cm">
          <draw:text-box>
            <text:p>收号</text:p>
          </draw:text-box>
        </draw:frame>
        <draw:line draw:style-name="gr2" draw:text-style-name="P1" draw:layer="layout" svg:x1="9.89cm" svg:y1="6.139cm" svg:x2="16.621cm" svg:y2="6.139cm">
          <text:p/>
        </draw:line>
        <draw:frame draw:style-name="gr15" draw:layer="layout" svg:width="1.969cm" svg:height="1.203cm" svg:x="12.302cm" svg:y="5.127cm">
          <draw:text-box>
            <text:p>收号</text:p>
          </draw:text-box>
        </draw:frame>
        <draw:line draw:style-name="gr2" draw:text-style-name="P1" draw:layer="layout" svg:x1="16.621cm" svg:y1="7.413cm" svg:x2="9.953cm" svg:y2="7.413cm">
          <text:p/>
        </draw:line>
        <draw:frame draw:style-name="gr15" draw:layer="layout" svg:width="5.334cm" svg:height="1.203cm" svg:x="11.033cm" svg:y="6.397cm">
          <draw:text-box>
            <text:p>收号结束，号码</text:p>
          </draw:text-box>
        </draw:frame>
        <draw:line draw:style-name="gr2" draw:text-style-name="P1" draw:layer="layout" svg:x1="9.89cm" svg:y1="8.048cm" svg:x2="3.667cm" svg:y2="8.048cm">
          <text:p/>
        </draw:line>
        <draw:line draw:style-name="gr3" draw:text-style-name="P1" draw:layer="layout" svg:x1="1.254cm" svg:y1="8.62cm" svg:x2="19.415cm" svg:y2="8.62cm">
          <text:p/>
        </draw:line>
        <draw:frame draw:style-name="gr16" draw:layer="layout" svg:width="3.111cm" svg:height="1.139cm" svg:x="0.873cm" svg:y="8.751cm">
          <draw:text-box>
            <text:p>收号超时</text:p>
          </draw:text-box>
        </draw:frame>
        <draw:line draw:style-name="gr2" draw:text-style-name="P1" draw:layer="layout" svg:x1="3.667cm" svg:y1="9.953cm" svg:x2="9.89cm" svg:y2="9.953cm">
          <text:p/>
        </draw:line>
        <draw:frame draw:style-name="gr15" draw:layer="layout" svg:width="1.969cm" svg:height="1.203cm" svg:x="5.571cm" svg:y="9.064cm">
          <draw:text-box>
            <text:p>收号</text:p>
          </draw:text-box>
        </draw:frame>
        <draw:line draw:style-name="gr2" draw:text-style-name="P1" draw:layer="layout" svg:x1="9.89cm" svg:y1="10.461cm" svg:x2="16.621cm" svg:y2="10.461cm">
          <text:p/>
        </draw:line>
        <draw:frame draw:style-name="gr15" draw:layer="layout" svg:width="1.969cm" svg:height="1.203cm" svg:x="12.303cm" svg:y="9.382cm">
          <draw:text-box>
            <text:p>收号</text:p>
          </draw:text-box>
        </draw:frame>
        <draw:custom-shape draw:style-name="gr1" draw:text-style-name="P1" draw:layer="layout" svg:width="3.365cm" svg:height="0.889cm" svg:x="15.034cm" svg:y="11.35cm">
          <text:p text:style-name="P1">超时触发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21cm" svg:y1="13.319cm" svg:x2="9.953cm" svg:y2="13.319cm">
          <text:p/>
        </draw:line>
        <draw:frame draw:style-name="gr15" draw:layer="layout" svg:width="5.842cm" svg:height="1.203cm" svg:x="10.715cm" svg:y="12.239cm">
          <draw:text-box>
            <text:p>超时，已收到的号</text:p>
          </draw:text-box>
        </draw:frame>
        <draw:line draw:style-name="gr2" draw:text-style-name="P1" draw:layer="layout" svg:x1="9.89cm" svg:y1="14.589cm" svg:x2="3.667cm" svg:y2="14.589cm">
          <text:p/>
        </draw:line>
        <draw:frame draw:style-name="gr15" draw:layer="layout" svg:width="5.842cm" svg:height="1.203cm" svg:x="4.238cm" svg:y="13.636cm">
          <draw:text-box>
            <text:p>超时，已收到的号</text:p>
          </draw:text-box>
        </draw:frame>
        <draw:line draw:style-name="gr3" draw:text-style-name="P1" draw:layer="layout" svg:x1="1.127cm" svg:y1="15.414cm" svg:x2="19.415cm" svg:y2="15.414cm">
          <text:p/>
        </draw:line>
        <draw:frame draw:style-name="gr16" draw:layer="layout" svg:width="3.111cm" svg:height="1.139cm" svg:x="0.937cm" svg:y="15.732cm">
          <draw:text-box>
            <text:p>停收号</text:p>
          </draw:text-box>
        </draw:frame>
        <draw:line draw:style-name="gr2" draw:text-style-name="P1" draw:layer="layout" svg:x1="3.667cm" svg:y1="16.938cm" svg:x2="9.89cm" svg:y2="16.938cm">
          <text:p/>
        </draw:line>
        <draw:frame draw:style-name="gr15" draw:layer="layout" svg:width="1.969cm" svg:height="1.203cm" svg:x="5.762cm" svg:y="15.986cm">
          <draw:text-box>
            <text:p>收号</text:p>
          </draw:text-box>
        </draw:frame>
        <draw:line draw:style-name="gr2" draw:text-style-name="P1" draw:layer="layout" svg:x1="9.89cm" svg:y1="17.446cm" svg:x2="16.621cm" svg:y2="17.446cm">
          <text:p/>
        </draw:line>
        <draw:frame draw:style-name="gr15" draw:layer="layout" svg:width="1.969cm" svg:height="1.203cm" svg:x="11.922cm" svg:y="16.497cm">
          <draw:text-box>
            <text:p>收号</text:p>
          </draw:text-box>
        </draw:frame>
        <draw:custom-shape draw:style-name="gr1" draw:text-style-name="P1" draw:layer="layout" svg:width="2.413cm" svg:height="0.699cm" svg:x="15.541cm" svg:y="18.335cm">
          <text:p text:style-name="P1">收号中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19.669cm" svg:x2="9.89cm" svg:y2="19.669cm">
          <text:p/>
        </draw:line>
        <draw:frame draw:style-name="gr15" draw:layer="layout" svg:width="2.477cm" svg:height="1.203cm" svg:x="5.254cm" svg:y="18.716cm">
          <draw:text-box>
            <text:p>停收号</text:p>
          </draw:text-box>
        </draw:frame>
        <draw:line draw:style-name="gr2" draw:text-style-name="P1" draw:layer="layout" svg:x1="9.953cm" svg:y1="20.367cm" svg:x2="16.621cm" svg:y2="20.367cm">
          <text:p/>
        </draw:line>
        <draw:frame draw:style-name="gr15" draw:layer="layout" svg:width="2.477cm" svg:height="1.203cm" svg:x="11.858cm" svg:y="19.355cm">
          <draw:text-box>
            <text:p>停收号</text:p>
          </draw:text-box>
        </draw:frame>
        <draw:line draw:style-name="gr2" draw:text-style-name="P1" draw:layer="layout" svg:x1="16.557cm" svg:y1="21.701cm" svg:x2="9.889cm" svg:y2="21.701cm">
          <text:p/>
        </draw:line>
        <draw:frame draw:style-name="gr15" draw:layer="layout" svg:width="3.81cm" svg:height="1.203cm" svg:x="11.414cm" svg:y="20.685cm">
          <draw:text-box>
            <text:p>停收号成功</text:p>
          </draw:text-box>
        </draw:frame>
        <draw:line draw:style-name="gr2" draw:text-style-name="P1" draw:layer="layout" svg:x1="9.89cm" svg:y1="22.59cm" svg:x2="3.667cm" svg:y2="22.59cm">
          <text:p/>
        </draw:line>
        <draw:frame draw:style-name="gr15" draw:layer="layout" svg:width="3.81cm" svg:height="1.203cm" svg:x="4.873cm" svg:y="21.574cm">
          <draw:text-box>
            <text:p>停收号成功</text:p>
          </draw:text-box>
        </draw:frame>
        <draw:line draw:style-name="gr2" draw:text-style-name="P1" draw:layer="layout" svg:x1="16.557cm" svg:y1="23.987cm" svg:x2="9.889cm" svg:y2="23.987cm">
          <text:p/>
        </draw:line>
        <draw:frame draw:style-name="gr15" draw:layer="layout" svg:width="5.334cm" svg:height="1.203cm" svg:x="4.111cm" svg:y="7.099cm">
          <draw:text-box>
            <text:p>收号结束，号码</text:p>
          </draw:text-box>
        </draw:frame>
        <draw:frame draw:style-name="gr15" draw:layer="layout" svg:width="5.334cm" svg:height="1.203cm" svg:x="10.906cm" svg:y="22.974cm">
          <draw:text-box>
            <text:p>收号结束，号码</text:p>
          </draw:text-box>
        </draw:frame>
        <draw:line draw:style-name="gr2" draw:text-style-name="P1" draw:layer="layout" svg:x1="9.89cm" svg:y1="25.13cm" svg:x2="3.667cm" svg:y2="25.13cm">
          <text:p/>
        </draw:line>
        <draw:frame draw:style-name="gr15" draw:layer="layout" svg:width="5.334cm" svg:height="1.203cm" svg:x="4.429cm" svg:y="24.114cm">
          <draw:text-box>
            <text:p>收号结束，号码</text:p>
          </draw:text-box>
        </draw:frame>
      </draw:page>
      <draw:page draw:name="page3" draw:style-name="dp1" draw:master-page-name="Default">
        <draw:custom-shape draw:style-name="gr1" draw:text-style-name="P1" draw:layer="layout" svg:width="3.302cm" svg:height="0.762cm" svg:x="2.08cm" svg:y="2.397cm">
          <text:p text:style-name="P1">r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8.24cm" svg:y="2.397cm">
          <text:p text:style-name="P1">Icp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15.034cm" svg:y="2.397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8cm" svg:y1="3.159cm" svg:x2="3.668cm" svg:y2="27.924cm">
          <text:p/>
        </draw:line>
        <draw:line draw:style-name="gr2" draw:text-style-name="P1" draw:layer="layout" svg:x1="9.891cm" svg:y1="3.159cm" svg:x2="9.891cm" svg:y2="27.924cm">
          <text:p/>
        </draw:line>
        <draw:line draw:style-name="gr2" draw:text-style-name="P1" draw:layer="layout" svg:x1="16.622cm" svg:y1="3.159cm" svg:x2="16.622cm" svg:y2="27.924cm">
          <text:p/>
        </draw:line>
        <draw:line draw:style-name="gr3" draw:text-style-name="P1" draw:layer="layout" svg:x1="1.445cm" svg:y1="4.048cm" svg:x2="19.479cm" svg:y2="4.048cm">
          <text:p/>
        </draw:line>
        <draw:frame draw:style-name="gr14" draw:layer="layout" svg:width="2.032cm" svg:height="1.106cm" svg:x="1.382cm" svg:y="4.365cm">
          <draw:text-box>
            <text:p>放音</text:p>
          </draw:text-box>
        </draw:frame>
        <draw:line draw:style-name="gr2" draw:text-style-name="P1" draw:layer="layout" svg:x1="3.668cm" svg:y1="5.508cm" svg:x2="9.827cm" svg:y2="5.508cm">
          <text:p/>
        </draw:line>
        <draw:line draw:style-name="gr2" draw:text-style-name="P1" draw:layer="layout" svg:x1="9.891cm" svg:y1="6.139cm" svg:x2="16.622cm" svg:y2="6.139cm">
          <text:p/>
        </draw:line>
        <draw:frame draw:style-name="gr15" draw:layer="layout" svg:width="1.969cm" svg:height="1.203cm" svg:x="12.303cm" svg:y="5.127cm">
          <draw:text-box>
            <text:p>放音</text:p>
          </draw:text-box>
        </draw:frame>
        <draw:line draw:style-name="gr2" draw:text-style-name="P1" draw:layer="layout" svg:x1="16.622cm" svg:y1="7.413cm" svg:x2="9.954cm" svg:y2="7.413cm">
          <text:p/>
        </draw:line>
        <draw:frame draw:style-name="gr15" draw:layer="layout" svg:width="3.174cm" svg:height="1.203cm" svg:x="11.922cm" svg:y="6.397cm">
          <draw:text-box>
            <text:p>放音结束</text:p>
          </draw:text-box>
        </draw:frame>
        <draw:line draw:style-name="gr2" draw:text-style-name="P1" draw:layer="layout" svg:x1="9.891cm" svg:y1="8.048cm" svg:x2="3.668cm" svg:y2="8.048cm">
          <text:p/>
        </draw:line>
        <draw:line draw:style-name="gr3" draw:text-style-name="P1" draw:layer="layout" svg:x1="1.255cm" svg:y1="8.62cm" svg:x2="19.416cm" svg:y2="8.62cm">
          <text:p/>
        </draw:line>
        <draw:frame draw:style-name="gr16" draw:layer="layout" svg:width="3.111cm" svg:height="1.139cm" svg:x="0.874cm" svg:y="8.751cm">
          <draw:text-box>
            <text:p>放音超时</text:p>
          </draw:text-box>
        </draw:frame>
        <draw:line draw:style-name="gr2" draw:text-style-name="P1" draw:layer="layout" svg:x1="3.668cm" svg:y1="9.953cm" svg:x2="9.891cm" svg:y2="9.953cm">
          <text:p/>
        </draw:line>
        <draw:frame draw:style-name="gr15" draw:layer="layout" svg:width="1.969cm" svg:height="1.203cm" svg:x="5.572cm" svg:y="9.064cm">
          <draw:text-box>
            <text:p>放音</text:p>
          </draw:text-box>
        </draw:frame>
        <draw:frame draw:style-name="gr15" draw:layer="layout" svg:width="1.969cm" svg:height="1.203cm" svg:x="5.635cm" svg:y="4.429cm">
          <draw:text-box>
            <text:p>放音</text:p>
          </draw:text-box>
        </draw:frame>
        <draw:line draw:style-name="gr2" draw:text-style-name="P1" draw:layer="layout" svg:x1="9.891cm" svg:y1="10.461cm" svg:x2="16.622cm" svg:y2="10.461cm">
          <text:p/>
        </draw:line>
        <draw:frame draw:style-name="gr15" draw:layer="layout" svg:width="1.969cm" svg:height="1.203cm" svg:x="12.304cm" svg:y="9.382cm">
          <draw:text-box>
            <text:p>放音</text:p>
          </draw:text-box>
        </draw:frame>
        <draw:custom-shape draw:style-name="gr1" draw:text-style-name="P1" draw:layer="layout" svg:width="3.365cm" svg:height="0.889cm" svg:x="15.035cm" svg:y="11.35cm">
          <text:p text:style-name="P1">超时触发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22cm" svg:y1="13.319cm" svg:x2="9.954cm" svg:y2="13.319cm">
          <text:p/>
        </draw:line>
        <draw:frame draw:style-name="gr15" draw:layer="layout" svg:width="2.412cm" svg:height="1.203cm" svg:x="12.303cm" svg:y="12.239cm">
          <draw:text-box>
            <text:p>超时</text:p>
          </draw:text-box>
        </draw:frame>
        <draw:line draw:style-name="gr2" draw:text-style-name="P1" draw:layer="layout" svg:x1="9.891cm" svg:y1="14.589cm" svg:x2="3.668cm" svg:y2="14.589cm">
          <text:p/>
        </draw:line>
        <draw:frame draw:style-name="gr15" draw:layer="layout" svg:width="3.047cm" svg:height="1.203cm" svg:x="5.192cm" svg:y="13.636cm">
          <draw:text-box>
            <text:p>放音结束</text:p>
          </draw:text-box>
        </draw:frame>
        <draw:frame draw:style-name="gr16" draw:layer="layout" svg:width="3.111cm" svg:height="1.139cm" svg:x="0.938cm" svg:y="15.732cm">
          <draw:text-box>
            <text:p>停放音</text:p>
          </draw:text-box>
        </draw:frame>
        <draw:line draw:style-name="gr2" draw:text-style-name="P1" draw:layer="layout" svg:x1="3.668cm" svg:y1="16.938cm" svg:x2="9.891cm" svg:y2="16.938cm">
          <text:p/>
        </draw:line>
        <draw:frame draw:style-name="gr15" draw:layer="layout" svg:width="1.969cm" svg:height="1.203cm" svg:x="5.763cm" svg:y="15.986cm">
          <draw:text-box>
            <text:p>放音</text:p>
          </draw:text-box>
        </draw:frame>
        <draw:line draw:style-name="gr2" draw:text-style-name="P1" draw:layer="layout" svg:x1="9.891cm" svg:y1="17.446cm" svg:x2="16.622cm" svg:y2="17.446cm">
          <text:p/>
        </draw:line>
        <draw:frame draw:style-name="gr15" draw:layer="layout" svg:width="1.969cm" svg:height="1.203cm" svg:x="11.923cm" svg:y="16.497cm">
          <draw:text-box>
            <text:p>放音</text:p>
          </draw:text-box>
        </draw:frame>
        <draw:custom-shape draw:style-name="gr1" draw:text-style-name="P1" draw:layer="layout" svg:width="2.413cm" svg:height="0.699cm" svg:x="15.542cm" svg:y="18.335cm">
          <text:p text:style-name="P1">放音中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8cm" svg:y1="19.669cm" svg:x2="9.891cm" svg:y2="19.669cm">
          <text:p/>
        </draw:line>
        <draw:frame draw:style-name="gr15" draw:layer="layout" svg:width="2.477cm" svg:height="1.203cm" svg:x="5.255cm" svg:y="18.716cm">
          <draw:text-box>
            <text:p>停放音</text:p>
          </draw:text-box>
        </draw:frame>
        <draw:line draw:style-name="gr2" draw:text-style-name="P1" draw:layer="layout" svg:x1="9.954cm" svg:y1="20.367cm" svg:x2="16.622cm" svg:y2="20.367cm">
          <text:p/>
        </draw:line>
        <draw:frame draw:style-name="gr15" draw:layer="layout" svg:width="2.477cm" svg:height="1.203cm" svg:x="11.859cm" svg:y="19.355cm">
          <draw:text-box>
            <text:p>停放音</text:p>
          </draw:text-box>
        </draw:frame>
        <draw:line draw:style-name="gr2" draw:text-style-name="P1" draw:layer="layout" svg:x1="16.558cm" svg:y1="21.701cm" svg:x2="9.89cm" svg:y2="21.701cm">
          <text:p/>
        </draw:line>
        <draw:frame draw:style-name="gr15" draw:layer="layout" svg:width="3.81cm" svg:height="1.203cm" svg:x="11.415cm" svg:y="20.685cm">
          <draw:text-box>
            <text:p>停放音成功</text:p>
          </draw:text-box>
        </draw:frame>
        <draw:line draw:style-name="gr2" draw:text-style-name="P1" draw:layer="layout" svg:x1="9.891cm" svg:y1="22.59cm" svg:x2="3.668cm" svg:y2="22.59cm">
          <text:p/>
        </draw:line>
        <draw:frame draw:style-name="gr15" draw:layer="layout" svg:width="3.81cm" svg:height="1.203cm" svg:x="4.874cm" svg:y="21.574cm">
          <draw:text-box>
            <text:p>停放音成功</text:p>
          </draw:text-box>
        </draw:frame>
        <draw:line draw:style-name="gr2" draw:text-style-name="P1" draw:layer="layout" svg:x1="16.558cm" svg:y1="23.987cm" svg:x2="9.89cm" svg:y2="23.987cm">
          <text:p/>
        </draw:line>
        <draw:frame draw:style-name="gr15" draw:layer="layout" svg:width="3.301cm" svg:height="1.203cm" svg:x="5.191cm" svg:y="7.099cm">
          <draw:text-box>
            <text:p>放音结束</text:p>
          </draw:text-box>
        </draw:frame>
        <draw:frame draw:style-name="gr15" draw:layer="layout" svg:width="3.11cm" svg:height="1.203cm" svg:x="11.731cm" svg:y="22.971cm">
          <draw:text-box>
            <text:p>放音结束</text:p>
          </draw:text-box>
        </draw:frame>
        <draw:line draw:style-name="gr2" draw:text-style-name="P1" draw:layer="layout" svg:x1="9.891cm" svg:y1="25.13cm" svg:x2="3.668cm" svg:y2="25.13cm">
          <text:p/>
        </draw:line>
        <draw:frame draw:style-name="gr15" draw:layer="layout" svg:width="3.11cm" svg:height="1.203cm" svg:x="5.383cm" svg:y="24.114cm">
          <draw:text-box>
            <text:p>放音结束</text:p>
          </draw:text-box>
        </draw:frame>
        <draw:line draw:style-name="gr3" draw:text-style-name="P1" draw:layer="layout" svg:x1="1.126cm" svg:y1="15.413cm" svg:x2="19.414cm" svg:y2="15.413cm">
          <text:p/>
        </draw:line>
        <draw:frame draw:style-name="gr14" draw:layer="layout" svg:width="4.317cm" svg:height="1.106cm" svg:x="8.175cm" svg:y="1.127cm">
          <draw:text-box>
            <text:p>放音流程细节</text:p>
          </draw:text-box>
        </draw:frame>
      </draw:page>
      <draw:page draw:name="page4" draw:style-name="dp1" draw:master-page-name="Default">
        <draw:custom-shape draw:style-name="gr1" draw:text-style-name="P1" draw:layer="layout" svg:width="3.302cm" svg:height="0.762cm" svg:x="2.081cm" svg:y="2.398cm">
          <text:p text:style-name="P1">r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8.241cm" svg:y="2.398cm">
          <text:p text:style-name="P1">Icp ser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0.762cm" svg:x="15.035cm" svg:y="2.398cm">
          <text:p text:style-name="P1">work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9cm" svg:y1="3.16cm" svg:x2="3.669cm" svg:y2="27.925cm">
          <text:p/>
        </draw:line>
        <draw:line draw:style-name="gr2" draw:text-style-name="P1" draw:layer="layout" svg:x1="9.892cm" svg:y1="3.16cm" svg:x2="9.892cm" svg:y2="27.925cm">
          <text:p/>
        </draw:line>
        <draw:line draw:style-name="gr2" draw:text-style-name="P1" draw:layer="layout" svg:x1="16.623cm" svg:y1="3.16cm" svg:x2="16.623cm" svg:y2="27.925cm">
          <text:p/>
        </draw:line>
        <draw:line draw:style-name="gr3" draw:text-style-name="P1" draw:layer="layout" svg:x1="1.446cm" svg:y1="4.049cm" svg:x2="19.48cm" svg:y2="4.049cm">
          <text:p/>
        </draw:line>
        <draw:frame draw:style-name="gr17" draw:layer="layout" svg:width="3.111cm" svg:height="1.106cm" svg:x="0.873cm" svg:y="4.175cm">
          <draw:text-box>
            <text:p>放音收号</text:p>
          </draw:text-box>
        </draw:frame>
        <draw:line draw:style-name="gr2" draw:text-style-name="P1" draw:layer="layout" svg:x1="3.73cm" svg:y1="4.873cm" svg:x2="9.953cm" svg:y2="4.873cm">
          <text:p/>
        </draw:line>
        <draw:line draw:style-name="gr2" draw:text-style-name="P1" draw:layer="layout" svg:x1="9.89cm" svg:y1="5.127cm" svg:x2="16.621cm" svg:y2="5.127cm">
          <text:p/>
        </draw:line>
        <draw:line draw:style-name="gr2" draw:text-style-name="P1" draw:layer="layout" svg:x1="16.621cm" svg:y1="7.607cm" svg:x2="9.89cm" svg:y2="7.607cm">
          <text:p/>
        </draw:line>
        <draw:frame draw:style-name="gr15" draw:layer="layout" svg:width="4.953cm" svg:height="1.203cm" svg:x="10.779cm" svg:y="6.655cm">
          <draw:text-box>
            <text:p>收号结束，号码</text:p>
          </draw:text-box>
        </draw:frame>
        <draw:line draw:style-name="gr2" draw:text-style-name="P1" draw:layer="layout" svg:x1="9.953cm" svg:y1="7.734cm" svg:x2="3.73cm" svg:y2="7.734cm">
          <text:p/>
        </draw:line>
        <draw:line draw:style-name="gr3" draw:text-style-name="P1" draw:layer="layout" svg:x1="1.381cm" svg:y1="8.175cm" svg:x2="19.542cm" svg:y2="8.175cm">
          <text:p/>
        </draw:line>
        <draw:frame draw:style-name="gr16" draw:layer="layout" svg:width="2.03cm" svg:height="1.139cm" svg:x="1.764cm" svg:y="8.239cm">
          <draw:text-box>
            <text:p>超时</text:p>
          </draw:text-box>
        </draw:frame>
        <draw:line draw:style-name="gr2" draw:text-style-name="P1" draw:layer="layout" svg:x1="3.667cm" svg:y1="9.255cm" svg:x2="9.89cm" svg:y2="9.255cm">
          <text:p/>
        </draw:line>
        <draw:frame draw:style-name="gr15" draw:layer="layout" svg:width="3.239cm" svg:height="1.203cm" svg:x="5.254cm" svg:y="3.921cm">
          <draw:text-box>
            <text:p>放音收号</text:p>
          </draw:text-box>
        </draw:frame>
        <draw:custom-shape draw:style-name="gr1" draw:text-style-name="P1" draw:layer="layout" svg:width="3.365cm" svg:height="0.889cm" svg:x="15.036cm" svg:y="11.351cm">
          <text:p text:style-name="P1">超时触发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621cm" svg:y1="12.681cm" svg:x2="9.953cm" svg:y2="12.681cm">
          <text:p/>
        </draw:line>
        <draw:frame draw:style-name="gr15" draw:layer="layout" svg:width="3.872cm" svg:height="1.203cm" svg:x="11.286cm" svg:y="11.731cm">
          <draw:text-box>
            <text:p>超时，号码</text:p>
          </draw:text-box>
        </draw:frame>
        <draw:line draw:style-name="gr2" draw:text-style-name="P1" draw:layer="layout" svg:x1="9.89cm" svg:y1="12.812cm" svg:x2="3.667cm" svg:y2="12.812cm">
          <text:p/>
        </draw:line>
        <draw:frame draw:style-name="gr15" draw:layer="layout" svg:width="5.016cm" svg:height="1.203cm" svg:x="4.491cm" svg:y="11.858cm">
          <draw:text-box>
            <text:p>收号结束，号码</text:p>
          </draw:text-box>
        </draw:frame>
        <draw:frame draw:style-name="gr16" draw:layer="layout" svg:width="1.839cm" svg:height="1.139cm" svg:x="1.762cm" svg:y="13.509cm">
          <draw:text-box>
            <text:p>停止</text:p>
          </draw:text-box>
        </draw:frame>
        <draw:line draw:style-name="gr2" draw:text-style-name="P1" draw:layer="layout" svg:x1="3.603cm" svg:y1="14.462cm" svg:x2="9.826cm" svg:y2="14.462cm">
          <text:p/>
        </draw:line>
        <draw:custom-shape draw:style-name="gr1" draw:text-style-name="P1" draw:layer="layout" svg:width="2.413cm" svg:height="0.699cm" svg:x="15.414cm" svg:y="15.732cm">
          <text:p text:style-name="P1">放音中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667cm" svg:y1="16.879cm" svg:x2="9.89cm" svg:y2="16.879cm">
          <text:p/>
        </draw:line>
        <draw:frame draw:style-name="gr15" draw:layer="layout" svg:width="2.477cm" svg:height="1.203cm" svg:x="5.254cm" svg:y="15.926cm">
          <draw:text-box>
            <text:p>停止</text:p>
          </draw:text-box>
        </draw:frame>
        <draw:line draw:style-name="gr2" draw:text-style-name="P1" draw:layer="layout" svg:x1="9.89cm" svg:y1="17.128cm" svg:x2="16.684cm" svg:y2="17.129cm">
          <text:p/>
        </draw:line>
        <draw:frame draw:style-name="gr15" draw:layer="layout" svg:width="1.968cm" svg:height="1.203cm" svg:x="12.557cm" svg:y="16.176cm">
          <draw:text-box>
            <text:p>停止</text:p>
          </draw:text-box>
        </draw:frame>
        <draw:line draw:style-name="gr2" draw:text-style-name="P1" draw:layer="layout" svg:x1="16.685cm" svg:y1="18.145cm" svg:x2="9.89cm" svg:y2="18.145cm">
          <text:p/>
        </draw:line>
        <draw:frame draw:style-name="gr15" draw:layer="layout" svg:width="3.81cm" svg:height="1.203cm" svg:x="11.542cm" svg:y="17.129cm">
          <draw:text-box>
            <text:p>停止成功</text:p>
          </draw:text-box>
        </draw:frame>
        <draw:line draw:style-name="gr2" draw:text-style-name="P1" draw:layer="layout" svg:x1="9.89cm" svg:y1="18.399cm" svg:x2="3.667cm" svg:y2="18.399cm">
          <text:p/>
        </draw:line>
        <draw:frame draw:style-name="gr15" draw:layer="layout" svg:width="3.81cm" svg:height="1.203cm" svg:x="5.127cm" svg:y="17.129cm">
          <draw:text-box>
            <text:p>停止成功</text:p>
          </draw:text-box>
        </draw:frame>
        <draw:line draw:style-name="gr2" draw:text-style-name="P1" draw:layer="layout" svg:x1="16.557cm" svg:y1="19.859cm" svg:x2="9.889cm" svg:y2="19.859cm">
          <text:p/>
        </draw:line>
        <draw:frame draw:style-name="gr15" draw:layer="layout" svg:width="3.238cm" svg:height="1.203cm" svg:x="11.605cm" svg:y="18.847cm">
          <draw:text-box>
            <text:p>放音结束</text:p>
          </draw:text-box>
        </draw:frame>
        <draw:line draw:style-name="gr2" draw:text-style-name="P1" draw:layer="layout" svg:x1="9.89cm" svg:y1="20.05cm" svg:x2="3.667cm" svg:y2="20.05cm">
          <text:p/>
        </draw:line>
        <draw:line draw:style-name="gr3" draw:text-style-name="P1" draw:layer="layout" svg:x1="1.063cm" svg:y1="13.382cm" svg:x2="19.351cm" svg:y2="13.382cm">
          <text:p/>
        </draw:line>
        <draw:frame draw:style-name="gr14" draw:text-style-name="P1" draw:layer="layout" svg:width="10.666cm" svg:height="1.106cm" svg:x="4.494cm" svg:y="1.19cm">
          <draw:text-box>
            <text:p text:style-name="P1">放音收号流程细节</text:p>
          </draw:text-box>
        </draw:frame>
        <draw:frame draw:style-name="gr15" draw:layer="layout" svg:width="1.842cm" svg:height="1.203cm" svg:x="12.556cm" svg:y="4.175cm">
          <draw:text-box>
            <text:p>放音</text:p>
          </draw:text-box>
        </draw:frame>
        <draw:frame draw:style-name="gr15" draw:layer="layout" svg:width="5.016cm" svg:height="1.203cm" svg:x="4.366cm" svg:y="6.909cm">
          <draw:text-box>
            <text:p>收号结束，号码</text:p>
          </draw:text-box>
        </draw:frame>
        <draw:frame draw:style-name="gr15" draw:layer="layout" svg:width="3.239cm" svg:height="1.203cm" svg:x="5.254cm" svg:y="8.239cm">
          <draw:text-box>
            <text:p>放音收号</text:p>
          </draw:text-box>
        </draw:frame>
        <draw:frame draw:style-name="gr15" draw:layer="layout" svg:width="3.239cm" svg:height="1.203cm" svg:x="5.317cm" svg:y="13.382cm">
          <draw:text-box>
            <text:p>放音收号</text:p>
          </draw:text-box>
        </draw:frame>
        <draw:frame draw:style-name="gr15" draw:layer="layout" svg:width="3.048cm" svg:height="1.203cm" svg:x="5.381cm" svg:y="19.034cm">
          <draw:text-box>
            <text:p>放音结束</text:p>
          </draw:text-box>
        </draw:frame>
        <draw:line draw:style-name="gr2" draw:text-style-name="P1" draw:layer="layout" svg:x1="9.89cm" svg:y1="5.889cm" svg:x2="16.621cm" svg:y2="5.889cm">
          <text:p/>
        </draw:line>
        <draw:frame draw:style-name="gr15" draw:layer="layout" svg:width="1.842cm" svg:height="1.203cm" svg:x="12.557cm" svg:y="4.937cm">
          <draw:text-box>
            <text:p>收号</text:p>
          </draw:text-box>
        </draw:frame>
        <draw:line draw:style-name="gr2" draw:text-style-name="P1" draw:layer="layout" svg:x1="16.621cm" svg:y1="6.848cm" svg:x2="9.89cm" svg:y2="6.848cm">
          <text:p/>
        </draw:line>
        <draw:frame draw:style-name="gr15" draw:layer="layout" svg:width="3.048cm" svg:height="1.203cm" svg:x="11.795cm" svg:y="5.893cm">
          <draw:text-box>
            <text:p>放音结束</text:p>
          </draw:text-box>
        </draw:frame>
        <draw:line draw:style-name="gr2" draw:text-style-name="P1" draw:layer="layout" svg:x1="9.89cm" svg:y1="7.042cm" svg:x2="3.667cm" svg:y2="7.036cm">
          <text:p/>
        </draw:line>
        <draw:frame draw:style-name="gr15" draw:layer="layout" svg:width="3.048cm" svg:height="1.203cm" svg:x="5.064cm" svg:y="6.087cm">
          <draw:text-box>
            <text:p>放音结束</text:p>
          </draw:text-box>
        </draw:frame>
        <draw:line draw:style-name="gr2" draw:text-style-name="P1" draw:layer="layout" svg:x1="9.89cm" svg:y1="9.385cm" svg:x2="16.621cm" svg:y2="9.385cm">
          <text:p/>
        </draw:line>
        <draw:frame draw:style-name="gr15" draw:layer="layout" svg:width="1.842cm" svg:height="1.203cm" svg:x="12.556cm" svg:y="8.433cm">
          <draw:text-box>
            <text:p>放音</text:p>
          </draw:text-box>
        </draw:frame>
        <draw:line draw:style-name="gr2" draw:text-style-name="P1" draw:layer="layout" svg:x1="9.89cm" svg:y1="10.147cm" svg:x2="16.621cm" svg:y2="10.147cm">
          <text:p/>
        </draw:line>
        <draw:frame draw:style-name="gr15" draw:layer="layout" svg:width="1.842cm" svg:height="1.203cm" svg:x="12.557cm" svg:y="9.195cm">
          <draw:text-box>
            <text:p>收号</text:p>
          </draw:text-box>
        </draw:frame>
        <draw:line draw:style-name="gr2" draw:text-style-name="P1" draw:layer="layout" svg:x1="16.621cm" svg:y1="11.035cm" svg:x2="9.89cm" svg:y2="11.035cm">
          <text:p/>
        </draw:line>
        <draw:frame draw:style-name="gr15" draw:layer="layout" svg:width="3.048cm" svg:height="1.203cm" svg:x="11.795cm" svg:y="10.08cm">
          <draw:text-box>
            <text:p>放音结束</text:p>
          </draw:text-box>
        </draw:frame>
        <draw:line draw:style-name="gr2" draw:text-style-name="P1" draw:layer="layout" svg:x1="9.89cm" svg:y1="11.229cm" svg:x2="3.667cm" svg:y2="11.223cm">
          <text:p/>
        </draw:line>
        <draw:frame draw:style-name="gr15" draw:layer="layout" svg:width="3.048cm" svg:height="1.203cm" svg:x="5.064cm" svg:y="10.274cm">
          <draw:text-box>
            <text:p>放音结束</text:p>
          </draw:text-box>
        </draw:frame>
        <draw:line draw:style-name="gr2" draw:text-style-name="P1" draw:layer="layout" svg:x1="9.89cm" svg:y1="14.528cm" svg:x2="16.621cm" svg:y2="14.528cm">
          <text:p/>
        </draw:line>
        <draw:frame draw:style-name="gr15" draw:layer="layout" svg:width="1.842cm" svg:height="1.203cm" svg:x="12.556cm" svg:y="13.576cm">
          <draw:text-box>
            <text:p>放音</text:p>
          </draw:text-box>
        </draw:frame>
        <draw:line draw:style-name="gr2" draw:text-style-name="P1" draw:layer="layout" svg:x1="9.89cm" svg:y1="15.29cm" svg:x2="16.621cm" svg:y2="15.29cm">
          <text:p/>
        </draw:line>
        <draw:frame draw:style-name="gr15" draw:layer="layout" svg:width="1.842cm" svg:height="1.203cm" svg:x="12.557cm" svg:y="14.338cm">
          <draw:text-box>
            <text:p>收号</text:p>
          </draw:text-box>
        </draw:frame>
        <draw:line draw:style-name="gr2" draw:text-style-name="P1" draw:layer="layout" svg:x1="16.557cm" svg:y1="20.878cm" svg:x2="9.889cm" svg:y2="20.878cm">
          <text:p/>
        </draw:line>
        <draw:line draw:style-name="gr2" draw:text-style-name="P1" draw:layer="layout" svg:x1="9.89cm" svg:y1="21.069cm" svg:x2="3.667cm" svg:y2="21.069cm">
          <text:p/>
        </draw:line>
        <draw:frame draw:style-name="gr15" draw:layer="layout" svg:width="3.048cm" svg:height="1.203cm" svg:x="5.381cm" svg:y="20.053cm">
          <draw:text-box>
            <text:p>收号结束</text:p>
          </draw:text-box>
        </draw:frame>
        <draw:frame draw:style-name="gr15" draw:layer="layout" svg:width="3.238cm" svg:height="1.203cm" svg:x="11.732cm" svg:y="19.866cm">
          <draw:text-box>
            <text:p>收号结束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27T15:44:26</meta:creation-date>
    <dc:date>2013-04-03T11:25:36</dc:date>
    <meta:editing-duration>PT1H11M45S</meta:editing-duration>
    <meta:editing-cycles>15</meta:editing-cycles>
    <meta:generator>LibreOffice/3.5$Linux_X86_64 LibreOffice_project/350m1$Build-2</meta:generator>
    <meta:document-statistic meta:object-count="214"/>
  </office:meta>
</office:document-meta>
</file>